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Lecture 07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irst Steps in Rai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tup initial project structure</text:p>
              </text:list-item>
              <text:list-item>
                <text:p>Create a login page, along with the User model and authentication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the Pro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ils new Megadeth</text:p>
              </text:list-item>
              <text:list-item>
                <text:p>cd Megadeth; bundle exec rails server</text:p>
              </text:list-item>
              <text:list-item>
                <text:p>Open <text:a xlink:href="http://localhost:3000/" xlink:type="simple">http://localhost:3000/</text:a> in a browser to see the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Bootstr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Bootstrap is an HTML/CSS and JS framework for developing responsive, mobile first projects on the web”</text:p>
              </text:list-item>
              <text:list-item>
                <text:p>Add <text:span text:style-name="T1">gem "twitter-bootstrap-rails”</text:span> to the Gemfile</text:p>
              </text:list-item>
              <text:list-item>
                <text:p>Run “bundle install” to install the new dependency</text:p>
              </text:list-item>
              <text:list-item>
                <text:p>Run “rails generate bootstrap:install static”</text:p>
              </text:list-item>
              <text:list-item>
                <text:p>Run “rails generate bootstrap:layout application”</text:p>
              </text:list-item>
              <text:list-item>
                <text:p>Remove the following line in app/assets/javascripts/application.js:</text:p>
                <text:p>//= require turbolinks</text:p>
              </text:list-item>
              <text:list-item>
                <text:p>Restart Web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the Login Page by Defaul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ify config/routes.rb</text:p>
                <text:list>
                  <text:list-item>
                    <text:p>root 'users#login'</text:p>
                  </text:list-item>
                </text:list>
              </text:list-item>
              <text:list-item>
                <text:p>Create the users controller</text:p>
                <text:list>
                  <text:list-item>
                    <text:p>bundle exec rails generate controller Users</text:p>
                  </text:list-item>
                </text:list>
              </text:list-item>
              <text:list-item>
                <text:p>Create the user login form, copy from github</text:p>
                <text:list>
                  <text:list-item>
                    <text:p><text:a xlink:href="https://github.com/ablagoev/nbu-course-citb608" xlink:type="simple">https://github.com/ablagoev/nbu-course-citb608</text:a></text:p>
                  </text:list-item>
                  <text:list-item>
                    <text:p>Code/exercise07/login.html.erb</text:p>
                  </text:list-item>
                  <text:list-item>
                    <text:p>app/views/users/login.html.erb</text:p>
                  </text:list-item>
                </text:list>
              </text:list-item>
              <text:list-item>
                <text:p>Modify form method to “post”</text:p>
              </text:list-item>
              <text:list-item>
                <text:p>Modify form action to “users/authenticat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eckpo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gin form should be visible under:</text:p>
                <text:list>
                  <text:list-item>
                    <text:p><text:a xlink:href="http://localhost:3000/" xlink:type="simple">http://localhost:3000/</text:a></text:p>
                  </text:list-item>
                </text:list>
              </text:list-item>
              <text:list-item>
                <text:p>When submitting the form/trying the login an error about a “missing route” should be display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ng the user mod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ndle exec rails generate model User email:string password:string name:string</text:p>
              </text:list-item>
              <text:list-item>
                <text:p>Migrate the database: <text:a xlink:href="db:migrate" xlink:type="simple">db:migrate</text:a></text:p>
                <text:list>
                  <text:list-item>
                    <text:p>bundle exec rake db:migrate </text:p>
                  </text:list-item>
                </text:list>
              </text:list-item>
              <text:list-item>
                <text:p>Create the encrypted_password method in the user model, which takes a plain text password and returns the md5 hash</text:p>
                <text:list>
                  <text:list-item>
                    <text:p>app/models/user.rb</text:p>
                  </text:list-item>
                  <text:list-item>
                    <text:p>def sef.encrypted_password (Defines a class method)</text:p>
                  </text:list-item>
                  <text:list-item>
                    <text:p>Hint: Digest::MD5.hexdig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 the Authenticate A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ify the config/routes.rb to map the “users/authenticate” URL, used in the form action</text:p>
                <text:list>
                  <text:list-item>
                    <text:p>post “users#authenticate”</text:p>
                  </text:list-item>
                </text:list>
              </text:list-item>
              <text:list-item>
                <text:p>Define the authenticate action in the users controller</text:p>
                <text:list>
                  <text:list-item>
                    <text:p>def authenticate</text:p>
                  </text:list-item>
                </text:list>
              </text:list-item>
              <text:list-item>
                <text:p>Create a sample user in the database through the rails console</text:p>
                <text:list>
                  <text:list-item>
                    <text:p>bundle exec rails console</text:p>
                    <text:list>
                      <text:list-item>
                        <text:p>@user = User.create (email: <text:a xlink:href="mailto:'test@example.com" xlink:type="simple">'test@example.com</text:a>', password: User.encrypted_password('test')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 the Authenticate a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arch in the database for the user with the email/password combination</text:p>
                <text:list>
                  <text:list-item>
                    <text:p>Form parameters are accessed using the params Hash</text:p>
                    <text:list>
                      <text:list-item>
                        <text:p>params[:email] &amp;&amp; params[:password]</text:p>
                      </text:list-item>
                    </text:list>
                  </text:list-item>
                  <text:list-item>
                    <text:p>The generated User model can be used to query the database</text:p>
                    <text:list>
                      <text:list-item>
                        <text:p>User.where(email: <text:a xlink:href="mailto:'test@email.com" xlink:type="simple">'test@email.com</text:a>', password: 'test').first</text:p>
                      </text:list-item>
                    </text:list>
                  </text:list-item>
                  <text:list-item>
                    <text:p>Find out how to search by the encrypted password (check out how we created the user in the rails conso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irect based on authentication resul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 a user is found redirect to the URL “/welcome”</text:p>
                <text:list>
                  <text:list-item>
                    <text:p>redirect_to '/welcome'</text:p>
                  </text:list-item>
                </text:list>
              </text:list-item>
              <text:list-item>
                <text:p>If no user is found redirect to the login page:</text:p>
                <text:list>
                  <text:list-item>
                    <text:p>redirect_to '/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eckpo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 a correct email, password combination the browser should be redirected to /welcome</text:p>
              </text:list-item>
              <text:list-item>
                <text:p>On a wrong email, password combination the login page should be refresh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9T23:56:37.703108502</meta:creation-date>
    <dc:date>2015-04-20T06:59:52.745169736</dc:date>
    <meta:editing-duration>PT1H24M58S</meta:editing-duration>
    <meta:editing-cycles>52</meta:editing-cycles>
    <meta:generator>LibreOffice/4.4.2.2$Linux_X86_64 LibreOffice_project/40m0$Build-2</meta:generator>
    <meta:document-statistic meta:object-count="65"/>
  </office:meta>
</office:document-meta>
</file>